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862" officeooo:paragraph-rsid="00088862"/>
    </style:style>
    <style:style style:name="P2" style:family="paragraph" style:parent-style-name="Standard">
      <style:paragraph-properties fo:text-align="end" style:justify-single-word="false"/>
      <style:text-properties officeooo:rsid="00088862" officeooo:paragraph-rsid="00088862"/>
    </style:style>
    <style:style style:name="P3" style:family="paragraph" style:parent-style-name="Standard">
      <style:paragraph-properties fo:text-align="start" style:justify-single-word="false"/>
      <style:text-properties officeooo:rsid="00088862" officeooo:paragraph-rsid="00088862" fo:background-color="#fff200"/>
    </style:style>
    <style:style style:name="P4" style:family="paragraph" style:parent-style-name="Standard">
      <style:paragraph-properties fo:text-align="start" style:justify-single-word="false"/>
      <style:text-properties officeooo:rsid="000923ec" officeooo:paragraph-rsid="000923ec" fo:background-color="#fff200"/>
    </style:style>
    <style:style style:name="P5" style:family="paragraph" style:parent-style-name="Standard">
      <style:paragraph-properties fo:text-align="start" style:justify-single-word="false"/>
      <style:text-properties officeooo:rsid="000923ec" officeooo:paragraph-rsid="0009d280" fo:background-color="#fff200"/>
    </style:style>
    <style:style style:name="P6" style:family="paragraph" style:parent-style-name="Standard">
      <style:paragraph-properties fo:text-align="start" style:justify-single-word="false"/>
      <style:text-properties officeooo:rsid="000923ec" officeooo:paragraph-rsid="000923ec" fo:background-color="#ffffff"/>
    </style:style>
    <style:style style:name="P7" style:family="paragraph" style:parent-style-name="Standard">
      <style:paragraph-properties fo:text-align="start" style:justify-single-word="false"/>
      <style:text-properties officeooo:rsid="000923ec" officeooo:paragraph-rsid="0009d280" fo:background-color="#ffffff"/>
    </style:style>
    <style:style style:name="P8" style:family="paragraph" style:parent-style-name="Standard">
      <style:paragraph-properties fo:text-align="center" style:justify-single-word="false"/>
      <style:text-properties officeooo:rsid="000923ec" officeooo:paragraph-rsid="000923ec" fo:background-color="#ffffff"/>
    </style:style>
    <style:style style:name="P9" style:family="paragraph" style:parent-style-name="Standard">
      <style:paragraph-properties fo:text-align="start" style:justify-single-word="false"/>
      <style:text-properties officeooo:rsid="0009d280" officeooo:paragraph-rsid="0009d280" fo:background-color="#ffffff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0088862" officeooo:paragraph-rsid="00088862"/>
    </style:style>
    <style:style style:name="P12" style:family="paragraph" style:parent-style-name="Standard">
      <style:paragraph-properties fo:text-align="end" style:justify-single-word="false" fo:break-before="page"/>
      <style:text-properties officeooo:rsid="00088862" officeooo:paragraph-rsid="00088862"/>
    </style:style>
    <style:style style:name="P13" style:family="paragraph" style:parent-style-name="Standard">
      <style:paragraph-properties fo:text-align="start" style:justify-single-word="false" fo:break-before="page"/>
      <style:text-properties officeooo:rsid="000923ec" officeooo:paragraph-rsid="000923ec" fo:background-color="#ffffff"/>
    </style:style>
    <style:style style:name="P14" style:family="paragraph" style:parent-style-name="Standard">
      <style:paragraph-properties fo:text-align="center" style:justify-single-word="false" fo:break-before="page"/>
      <style:text-properties officeooo:rsid="000923ec" officeooo:paragraph-rsid="000923ec" fo:background-color="#ffffff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09d280" officeooo:paragraph-rsid="0009d280" fo:background-color="#ffffff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0923ec" officeooo:paragraph-rsid="000923ec" fo:background-color="#fff200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09f271" officeooo:paragraph-rsid="0009f271" fo:background-color="#fff200"/>
    </style:style>
    <style:style style:name="P18" style:family="paragraph" style:parent-style-name="Standard">
      <style:paragraph-properties fo:margin-top="0cm" fo:margin-bottom="0.635cm" loext:contextual-spacing="false"/>
    </style:style>
    <style:style style:name="T1" style:family="text">
      <style:text-properties officeooo:rsid="000923ec"/>
    </style:style>
    <style:style style:name="T2" style:family="text">
      <style:text-properties fo:background-color="#ffff00"/>
    </style:style>
    <style:style style:name="T3" style:family="text">
      <style:text-properties text:display="none"/>
    </style:style>
    <style:style style:name="T4" style:family="text">
      <style:text-properties text:display="none" fo:background-color="#ffff00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09d2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stigation of High Performance Packet Capture for the Purpose of NetFlow Reporting Using Commodity Hardware</text:p>
      <text:p text:style-name="P1"/>
      <text:p text:style-name="P1">By Simon Curtis</text:p>
      <text:p text:style-name="P1"/>
      <text:p text:style-name="P1">School of ITEE,</text:p>
      <text:p text:style-name="P1">Faculty of EAIT,</text:p>
      <text:p text:style-name="P1">Department of Electircal and Computer Engineering,</text:p>
      <text:p text:style-name="P1">Univeristy of Queensland</text:p>
      <text:p text:style-name="P1"/>
      <text:p text:style-name="P1">Submitted for the degree of Bachelor of Engineering (Honours),</text:p>
      <text:p text:style-name="P1">in the division of July 2020</text:p>
      <text:p text:style-name="P1"/>
      <text:p text:style-name="P11">Note: Leave Blank</text:p>
      <text:p text:style-name="P12"><text:a xlink:type="simple" xlink:href="mailto:s.curtis@uq.net.au" text:style-name="Internet_20_link" text:visited-style-name="Visited_20_Internet_20_Link">s.curtis@uq.net.au</text:a></text:p>
      <text:p text:style-name="P2">04 5555 2946</text:p>
      <text:p text:style-name="P2">20/29 Raffles St, Mt Gravatt East</text:p>
      <text:p text:style-name="P2"/>
      <text:p text:style-name="P2"/>
      <text:p text:style-name="P3">Date of Submission</text:p>
      <text:p text:style-name="P3"/>
      <text:p text:style-name="P6">Prof Amin Abbosh</text:p>
      <text:p text:style-name="P6">Acting Head of School</text:p>
      <text:p text:style-name="P6">School of Information Technology and Electrical Engineering</text:p>
      <text:p text:style-name="P6">The University of Queensland</text:p>
      <text:p text:style-name="P6">St Lucia QLD 4072</text:p>
      <text:p text:style-name="P6"/>
      <text:p text:style-name="P6">Dear Professor Abbosh,</text:p>
      <text:p text:style-name="P6"/>
      <text:p text:style-name="Standard">In accordance with the requirements of the Degree of <text:span text:style-name="T5">Bachelor of Engineering (Honours) </text:span>in the School of Information Technology and Electrical Engineering, I submit the following thesis entitled</text:p>
      <text:p text:style-name="P10"><text:span text:style-name="T2">“{Title of thesis}”</text:span></text:p>
      <text:p text:style-name="Standard">The thesis was performed under the supervision of <text:span text:style-name="T1">Dr Marius Portmann.</text:span> I declare that the work submitted in the thesis is my own, except as acknowledged in the text and footnotes, and that it has not previously been submitted for a degree at the University of Queensland or any other institution.</text:p>
      <text:p text:style-name="Standard"/>
      <text:p text:style-name="Standard">Yours sincerely</text:p>
      <text:p text:style-name="P18"/>
      <text:p text:style-name="Standard"><text:span text:style-name="T3">___ </text:span><text:span text:style-name="T4">{Your signature here once document is printed}</text:span><text:span text:style-name="T3"> ________________</text:span></text:p>
      <text:p text:style-name="P6">Simon Curtis</text:p>
      <text:p text:style-name="P6"/>
      <text:p text:style-name="P13">LEAVE BLANK</text:p>
      <text:p text:style-name="P6"/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o …</text:p>
      <text:p text:style-name="P8"/>
      <text:p text:style-name="P13">Acknowledgments</text:p>
      <text:p text:style-name="P6"/>
      <text:p text:style-name="P4">Acknowledge your supervisor, preferably with a few short and specific statements</text:p>
      <text:p text:style-name="P4">about his/her contribution to the content and direction of the project. If you collab-</text:p>
      <text:p text:style-name="P4">orated with another student, acknowledge your partner’s contribution, including any</text:p>
      <text:p text:style-name="P4">parts of the thesis of which s/he was the principal author or co-author; this informa-</text:p>
      <text:p text:style-name="P4">tion can be duplicated in footnotes to the chapters or sections to which your partner</text:p>
      <text:p text:style-name="P4">has contributed. Briefly describe any assistance that you received from technical or</text:p>
      <text:p text:style-name="P4">administrative staff. Support of family and friends may also be acknowledged, but</text:p>
      <text:p text:style-name="P4">avoid sentimentality—or hide it in the dedication.</text:p>
      <text:p text:style-name="P6"/>
      <text:p text:style-name="P16">Abstract</text:p>
      <text:p text:style-name="P6"/>
      <text:p text:style-name="P13">Contents</text:p>
      <text:p text:style-name="P6"/>
      <text:p text:style-name="P6">Aknowledgme<text:span text:style-name="T6">nts <text:tab/><text:tab/><text:tab/><text:tab/><text:tab/><text:tab/><text:tab/><text:tab/><text:tab/>vi</text:span></text:p>
      <text:p text:style-name="P6">Abstract<text:tab/><text:tab/><text:tab/><text:tab/><text:tab/><text:tab/><text:tab/><text:tab/><text:tab/> <text:s text:c="10"/><text:span text:style-name="T6">vii</text:span></text:p>
      <text:p text:style-name="P6">List of Figures</text:p>
      <text:p text:style-name="P6">List of Tables</text:p>
      <text:p text:style-name="P6"><text:tab/></text:p>
      <text:p text:style-name="P6">1 Introduction<text:tab/><text:tab/><text:tab/><text:tab/><text:tab/><text:tab/><text:tab/><text:tab/><text:tab/><text:span text:style-name="T6">1</text:span></text:p>
      <text:p text:style-name="P6">2 Literature review / prior art<text:tab/><text:tab/><text:tab/><text:tab/><text:tab/><text:tab/><text:tab/><text:span text:style-name="T6">2</text:span></text:p>
      <text:p text:style-name="P6">3 Theory</text:p>
      <text:p text:style-name="P6">4 Methodology, procedure, design, etc.</text:p>
      <text:p text:style-name="P6">5 Results and discussion</text:p>
      <text:p text:style-name="P6">6 Conclusions</text:p>
      <text:p text:style-name="P6"/>
      <text:p text:style-name="P6"/>
      <text:p text:style-name="P6">Appendices</text:p>
      <text:p text:style-name="P6">A</text:p>
      <text:p text:style-name="P6">B</text:p>
      <text:p text:style-name="P6"/>
      <text:p text:style-name="P6">Bibliography<text:tab/><text:tab/><text:tab/><text:tab/><text:tab/><text:tab/><text:tab/><text:tab/><text:tab/><text:span text:style-name="T6">13</text:span></text:p>
      <text:p text:style-name="P6"/>
      <text:p text:style-name="P17">List of Terms</text:p>
      <text:p text:style-name="P5">List of Figures</text:p>
      <text:p text:style-name="P5">List of Tables</text:p>
      <text:p text:style-name="P5"><text:tab/></text:p>
      <text:p text:style-name="P5">Introduction<text:tab/><text:tab/><text:tab/><text:tab/><text:tab/><text:tab/><text:tab/><text:tab/><text:tab/></text:p>
      <text:p text:style-name="P5">Literature review / prior art<text:tab/><text:tab/><text:tab/><text:tab/><text:tab/><text:tab/><text:tab/></text:p>
      <text:p text:style-name="P5">Theory</text:p>
      <text:p text:style-name="P5">Methodology, procedure, design, etc.</text:p>
      <text:p text:style-name="P5">Results and discussion</text:p>
      <text:p text:style-name="P5">Conclusions</text:p>
      <text:p text:style-name="P5"/>
      <text:p text:style-name="P5">Appendices</text:p>
      <text:p text:style-name="P5"/>
      <text:p text:style-name="P5">Bibliogra<text:span text:style-name="T6">phy</text:span></text:p>
      <text:p text:style-name="P7"/>
      <text:p text:style-name="P7"/>
      <text:p text:style-name="P7"/>
      <text:p text:style-name="P15">Introduction</text:p>
      <text:p text:style-name="P9"/>
      <text:p text:style-name="P9">It is now commonplace for networks to reach speeds of 10 or 40Gbps in universities,</text:p>
      <text:p text:style-name="P9">businesses and home environments. High-end network interface cards (NICS) can even</text:p>
      <text:p text:style-name="P9">reach speeds of 200Gbps [1]. These speeds are becoming so fast that it is hard for</text:p>
      <text:p text:style-name="P9">commodity hardware and software to keep up with network capabilities, and they are</text:p>
      <text:p text:style-name="P9">constantly becoming the bottlenecks in high-speed network operations.</text:p>
      <text:p text:style-name="P9"/>
      <text:p text:style-name="P9">Things such as packet capture, analysis, forwarding and firewalls all require special</text:p>
      <text:p text:style-name="P9">hardware to operate at these speeds without latency or packet loss. This can be expensive</text:p>
      <text:p text:style-name="P9">[2] and hard to set up, but using commodity hardware and a default Linux network stack</text:p>
      <text:p text:style-name="P9">often does not provide the required performance. This is because the kernel networking</text:p>
      <text:p text:style-name="P9">stack is slow, with multiple steps to pass packets up to userspace, packet data being</text:p>
      <text:p text:style-name="P9">copied multiple times and costly context switching.</text:p>
      <text:p text:style-name="P9"/>
      <text:p text:style-name="P9">One technology that provides a workaround to this is kernel bypass technology. It uses a</text:p>
      <text:p text:style-name="P9">variety of techniques to speed up the processing of packets by bypassing the kernel and</text:p>
      <text:p text:style-name="P9">allowing a user process to access the packets directly from the NIC.</text:p>
      <text:p text:style-name="P9"/>
      <text:p text:style-name="P9">In recent years, several free, open-source software frameworks have emerged that</text:p>
      <text:p text:style-name="P9">provide a variety of different services to improve network functionality on commodity</text:p>
      <text:p text:style-name="P9">hardware, including packet processing. Some of the more promising include: DPDK,</text:p>
      <text:p text:style-name="P9">PF_RING_ZC, NETMAP and AF_PACKET. While these frameworks all differ slightly in</text:p>
      <text:p text:style-name="P9">implementation, purpose and features offered, they all provide some speedup in packet</text:p>
      <text:p text:style-name="P9">processing.</text:p>
      <text:p text:style-name="P9"/>
      <text:p text:style-name="P9">This report proposes a method to test and compare the packet processing ability of the</text:p>
      <text:p text:style-name="P9">frameworks mentioned above, whilst implementing a useful network monitoring feature</text:p>
      <text:p text:style-name="P9">(NetFlow) by creating a common NetFlow exporter that can interface easily to the different</text:p>
      <text:p text:style-name="P9">frameworks in a modular manner.</text:p>
      <text:p text:style-name="P15">Bibliography</text:p>
      <text:p text:style-name="P9">[1]P. Enberg, "On Kernel-Bypass Networking and Programmable Packet Processing",</text:p>
      <text:p text:style-name="P9">Medium, 2019. [Online]. Available:</text:p>
      <text:p text:style-name="P9">https://medium.com/@penberg/on-kernel-bypass-networking-and-programmable-packet-pr</text:p>
      <text:p text:style-name="P9">ocessing-799609b06898. [Accessed: 14- Aug- 2019].</text:p>
      <text:p text:style-name="P9">[2]"100% accurate, High speed packet capture solutions for Enterprises - Endace",</text:p>
      <text:p text:style-name="P9">Endace.com , ​ 2019. [Online]. Available:</text:p>
      <text:p text:style-name="P9">https://www.endace.com/endace-high-speed-packet-capture-solutions/enterprise/.</text:p>
      <text:p text:style-name="P9">[Accessed: 12- Aug- 2019].</text:p>
      <text:p text:style-name="P9">[3]S. Gallenmüller, P. Emmerich, F. Wohlfart, D. Raumer and G. Carle, "Comparison of</text:p>
      <text:p text:style-name="P9">Frameworks for High-Performance Packet IO", Technische Universität München,</text:p>
      <text:p text:style-name="P9">München, 2019.</text:p>
      <text:p text:style-name="P9">[4]J. Buse, "Linux Network Stack", Linux.org, 2019. [Online]. Available:</text:p>
      <text:p text:style-name="P9">https://www.linux.org/threads/linux-network-stack.9065/. [Accessed: 22- Aug- 2019].</text:p>
      <text:p text:style-name="P9">[5]S. Seth and M. Venkatesulu, TCP/IP architecture, design and implementation in Linux.</text:p>
      <text:p text:style-name="P9">Hoboken, N.J.: Wiley, 2008.</text:p>
      <text:p text:style-name="P9">[6]T. Jones, "Anatomy of the Linux networking stack", 140.120.7.21, 2019. [Online].</text:p>
      <text:p text:style-name="P9">Available: http://140.120.7.21/LinuxRef/Network/LinuxNetworkStack.html. [Accessed: 22-</text:p>
      <text:p text:style-name="P9">Aug- 2019].</text:p>
      <text:p text:style-name="P9">[7]R. Rosen, Linux Kernel Networking. [New York, N.Y.]: Apress, 2014.</text:p>
      <text:p text:style-name="P9">[8]E. B. Claise, "Cisco Systems NetFlow Services Export Version 9", IETF, 2019.</text:p>
      <text:p text:style-name="P9">[9]packet - packet interface on device level.</text:p>
      <text:p text:style-name="P9">http://man7.org/linux/man-pages/man7/packet.7.html: Free Software Foundation, 2019.</text:p>
      <text:p text:style-name="P9">10]"ntop/PF_RING", GitHub, 2019. [Online]. Available: https://github.com/ntop/PF_RING.</text:p>
      <text:p text:style-name="P9">[Accessed: 17- Aug- 2019].</text:p>
      <text:p text:style-name="P9">[11]"Introducing PF_RING ZC (Zero Copy)", ntop, 2019. [Online]. Available:</text:p>
      <text:p text:style-name="P9">https://www.ntop.org/pf_ring/introducing-pf_ring-zc-zero-copy/. [Accessed: 22- Aug- 2019].</text:p>
      <text:p text:style-name="P9">[12]"About - DPDK", DPDK, 2019. [Online]. Available: https://www.dpdk.org/about/.</text:p>
      <text:p text:style-name="P9">[Accessed: 13- Aug- 2019].</text:p>
      <text:p text:style-name="P9">[13]"Charter - DPDK", DPDK, 2019. [Online]. Available: https://www.dpdk.org/charter.</text:p>
      <text:p text:style-name="P9">[Accessed: 17- Aug- 2019].</text:p>
      <text:p text:style-name="P9">[14]A. Yemelianov and A. Yemelianov, "Introduction to DPDK: Architecture and Principles -</text:p>
      <text:p text:style-name="P9">Selectel Blog", ​ Selectel Blog ​ , 2019. [Online]. Available:</text:p>
      <text:p text:style-name="P9">https://blog.selectel.com/introduction-dpdk-architecture-principles/. [Accessed: 20- Aug-</text:p>
      <text:p text:style-name="P9">2019].</text:p>
      <text:p text:style-name="P9">[15]"2. Features Overview — Data Plane Development Kit 19.08.0 documentation",</text:p>
      <text:p text:style-name="P9">Doc.dpdk.org, 2019. [Online]. Available:</text:p>
      <text:p text:style-name="P9">https://doc.dpdk.org/guides/nics/features.html#flow-control. [Accessed: 18- Aug- 2019].[16]L. Rizzo, "netmap: a novel framework for fast packet I/O", Universita di Pisa, 2019.</text:p>
      <text:p text:style-name="P9">[17]​ Netflow engine with DPDK support . ​ https://code.google.com/archive/p/netflow-dpdk/:</text:p>
      <text:p text:style-name="P9">Google, 2019.</text:p>
      <text:p text:style-name="P9">[18]"30.4.�IPFW", ​ Freebsd.org ​ , 2019. [Online]. Available:</text:p>
      <text:p text:style-name="P9">https://www.freebsd.org/doc/handbook/firewalls-ipfw.html. [Accessed: 14- Aug- 2019].</text:p>
      <text:p text:style-name="P9">[19]R. Giller, "Open vSwitch* with DPDK Overview", ​ Software.intel.com , ​ 2019. [Online].</text:p>
      <text:p text:style-name="P9">Available: https://software.intel.com/en-us/articles/open-vswitch-with-dpdk-overview.</text:p>
      <text:p text:style-name="P9">[Accessed: 15- Aug- 2019].</text:p>
      <text:p text:style-name="P9">[20]Sand, "Comparing Ring-buffer–based Packet capture solutions", 2019.</text:p>
      <text:p text:style-name="P9">[21]H. Wang, D. He and H. Wang, "Comparison of High-Performance Pacl&lt;et Processing</text:p>
      <text:p text:style-name="P9">Frameworks on NUMA", Beijing Laboratory of Advanced Information Network, Beijing,</text:p>
      <text:p text:style-name="P9">2019.</text:p>
      <text:p text:style-name="P9">[22]T. Barbette, C. Soldani and L. Mathy, "Fast Userspace Packet Processing", University</text:p>
      <text:p text:style-name="P9">of Liege, Belguim,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2:00:58.869768996</meta:creation-date>
    <dc:date>2020-03-17T22:49:53.866537160</dc:date>
    <meta:editing-duration>PT7H45M1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1" meta:paragraph-count="140" meta:word-count="956" meta:character-count="7321" meta:non-whitespace-character-count="6335"/>
  </office:meta>
</office:document-meta>
</file>